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language="pl" fo:country="PL" fo:font-style="normal" fo:font-weight="bold" style:letter-kerning="true" style:font-family-asian="'Bookman Old Style'" style:font-family-generic-asian="roman" style:font-pitch-asian="variable" style:font-size-asian="14pt" style:language-asian="pl" style:country-asian="PL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pełniamy się </text:span><text:span text:style-name="T1">radością Pana</text:span><text:span text:style-name="T1"><text:line-break/></text:span><text:span text:style-name="T1">Napełniamy się</text:span><text:span text:style-name="T1"><text:line-break/></text:span><text:span text:style-name="T1">Radością Pana /x2</text:span><text:span text:style-name="T1"><text:line-break/></text:span><text:span text:style-name="T1"><text:line-break/></text:span><text:span text:style-name="T1">Napełniamy,</text:span><text:span text:style-name="T1"><text:line-break/></text:span><text:span text:style-name="T1">napełniamy się radością Pana</text:span><text:span text:style-name="T1"><text:line-break/></text:span><text:span text:style-name="T1">Napełniamy się</text:span><text:span text:style-name="T1"><text:line-break/></text:span><text:span text:style-name="T1">Radością Pan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Refren" style:family="graphic">
      <style:paragraph-properties fo:margin-left="0.884cm" fo:margin-right="0cm" fo:text-align="start" fo:text-indent="0cm" style:text-autospace="ideograph-alpha"/>
      <style:text-properties fo:font-size="24.7000007629395pt" fo:language="en" fo:country="US" fo:font-weight="bold" style:font-size-asian="24.7000007629395pt" style:language-asian="pl" style:country-asian="PL" style:font-weight-asian="bold" style:font-size-complex="24.7000007629395pt" style:font-weight-complex="bold"/>
    </style:style>
    <style:style style:name="Zwrotka" style:family="graphic">
      <style:paragraph-properties fo:margin-left="0.884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9:48:40</dc:date>
    <dc:language>pl-PL</dc:language>
    <meta:editing-cycles>13</meta:editing-cycles>
    <meta:editing-duration>PT1H0M1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